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708in" text:min-label-width="0.25in" text:list-level-position-and-space-mode="label-alignment">
          <style:list-level-label-alignment text:label-followed-by="listtab" fo:margin-left="5.020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708in" text:min-label-width="0.25in" text:list-level-position-and-space-mode="label-alignment">
          <style:list-level-label-alignment text:label-followed-by="listtab" fo:margin-left="5.5208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asian="Yu Mincho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Standard" style:list-style-name="LFO1" style:family="paragraph">
      <style:text-properties style:font-name="Calibri" style:font-name-asian="Yu Mincho" style:font-name-complex="Calibri"/>
    </style:style>
    <style:style style:name="P18" style:parent-style-name="Standard" style:list-style-name="LFO1" style:family="paragraph">
      <style:text-properties style:font-name="Calibri" style:font-name-asian="Yu Mincho" style:font-name-complex="Calibri"/>
    </style:style>
    <style:style style:name="P19" style:parent-style-name="Standard" style:list-style-name="LFO1" style:family="paragraph">
      <style:text-properties style:font-name="Calibri" style:font-name-asian="Yu Mincho" style:font-name-complex="Calibri"/>
    </style:style>
    <style:style style:name="P20" style:parent-style-name="Standard" style:list-style-name="LFO1" style:family="paragraph">
      <style:text-properties style:font-name="Calibri" style:font-name-asian="Yu Mincho" style:font-name-complex="Calibri"/>
    </style:style>
    <style:style style:name="P21" style:parent-style-name="Standard" style:family="paragraph">
      <style:text-properties style:font-name="Calibri" style:font-name-asian="Yu Mincho" style:font-name-complex="Calibri"/>
    </style:style>
    <style:style style:name="P22" style:parent-style-name="Standard" style:family="paragraph">
      <style:paragraph-properties fo:text-align="center"/>
      <style:text-properties style:font-name="Calibri" style:font-name-asian="Yu Mincho" style:font-name-complex="Calibri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4" style:parent-style-name="Standard" style:list-style-name="LFO2" style:family="paragraph">
      <style:paragraph-properties fo:text-align="justify"/>
    </style:style>
    <style:style style:name="T25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/>
    </style:style>
    <style:style style:name="P27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28" style:parent-style-name="Standard" style:family="paragraph">
      <style:paragraph-properties fo:text-align="justify" fo:margin-left="1in">
        <style:tab-stops/>
      </style:paragraph-properties>
      <style:text-properties style:font-name="Calibri" style:font-name-asian="Yu Mincho" style:font-name-complex="Calibri"/>
    </style:style>
    <style:style style:name="P29" style:parent-style-name="Standard" style:family="paragraph">
      <style:paragraph-properties fo:text-align="justify" fo:margin-left="1.477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justify" fo:margin-left="1.477in">
        <style:tab-stops/>
      </style:paragraph-properties>
      <style:text-properties style:font-name="Calibri" style:font-name-asian="Yu Mincho" style:font-name-complex="Calibri"/>
    </style:style>
    <style:style style:name="P31" style:parent-style-name="Standard" style:family="paragraph">
      <style:paragraph-properties fo:text-align="justify" fo:margin-left="1.477in">
        <style:tab-stops/>
      </style:paragraph-properties>
    </style:style>
    <style:style style:name="T32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33" style:parent-style-name="Tipodeletrapredefinidodoparágrafo100" style:family="text">
      <style:text-properties style:font-name="Calibri" style:font-name-asian="Yu Mincho" style:font-name-complex="Calibri"/>
    </style:style>
    <style:style style:name="P34" style:parent-style-name="Standard" style:family="paragraph">
      <style:paragraph-properties fo:text-align="justify" fo:margin-left="1.477in">
        <style:tab-stops/>
      </style:paragraph-properties>
      <style:text-properties style:font-name="Calibri" style:font-name-asian="Yu Mincho" style:font-name-complex="Calibri"/>
    </style:style>
    <style:style style:name="P35" style:parent-style-name="Standard" style:family="paragraph">
      <style:paragraph-properties fo:text-align="justify" fo:margin-left="1.477in">
        <style:tab-stops/>
      </style:paragraph-properties>
    </style:style>
    <style:style style:name="T36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37" style:parent-style-name="Tipodeletrapredefinidodoparágrafo100" style:family="text">
      <style:text-properties style:font-name="Calibri" style:font-name-asian="Yu Mincho" style:font-name-complex="Calibri"/>
    </style:style>
    <style:style style:name="P38" style:parent-style-name="Standard" style:family="paragraph">
      <style:paragraph-properties fo:text-align="justify" fo:margin-left="1.477in">
        <style:tab-stops/>
      </style:paragraph-properties>
      <style:text-properties style:font-name="Calibri" style:font-name-asian="Yu Mincho" style:font-name-complex="Calibri"/>
    </style:style>
    <style:style style:name="P39" style:parent-style-name="Standard" style:family="paragraph">
      <style:paragraph-properties fo:text-align="justify" fo:margin-left="1in">
        <style:tab-stops/>
      </style:paragraph-properties>
      <style:text-properties style:font-name="Calibri" style:font-name-asian="Yu Mincho" style:font-name-complex="Calibri"/>
    </style:style>
    <style:style style:name="P40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41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42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43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44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45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46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47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48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49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50" style:parent-style-name="Standard" style:family="paragraph">
      <style:paragraph-properties fo:text-align="justify" fo:margin-left="1.5in">
        <style:tab-stops/>
      </style:paragraph-properties>
      <style:text-properties style:font-name="Calibri" style:font-name-asian="Yu Mincho" style:font-name-complex="Calibri"/>
    </style:style>
    <style:style style:name="P51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52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53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54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55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56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57" style:parent-style-name="Standard" style:list-style-name="LFO3" style:family="paragraph">
      <style:paragraph-properties fo:text-align="justify"/>
      <style:text-properties style:font-name="Calibri" style:font-name-asian="Yu Mincho" style:font-name-complex="Calibri"/>
    </style:style>
    <style:style style:name="P58" style:parent-style-name="Standard" style:family="paragraph">
      <style:paragraph-properties fo:text-align="justify"/>
      <style:text-properties style:font-name="Calibri" style:font-name-asian="Yu Mincho" style:font-name-complex="Calibri"/>
    </style:style>
    <style:style style:name="P59" style:parent-style-name="Standard" style:list-style-name="LFO3" style:family="paragraph">
      <style:paragraph-properties fo:text-align="justify"/>
      <style:text-properties style:font-name="Calibri" style:font-name-asian="Yu Mincho" style:font-name-complex="Calibri" fo:color="#70AD47"/>
    </style:style>
    <style:style style:name="P60" style:parent-style-name="Standard" style:list-style-name="LFO3" style:family="paragraph">
      <style:paragraph-properties fo:text-align="justify"/>
      <style:text-properties style:font-name="Calibri" style:font-name-asian="Yu Mincho" style:font-name-complex="Calibri" fo:color="#70AD47"/>
    </style:style>
    <style:style style:name="P61" style:parent-style-name="Standard" style:list-style-name="LFO3" style:family="paragraph">
      <style:paragraph-properties fo:text-align="justify"/>
      <style:text-properties style:font-name="Calibri" style:font-name-asian="Yu Mincho" style:font-name-complex="Calibri" fo:color="#70AD47"/>
    </style:style>
    <style:style style:name="P62" style:parent-style-name="Standard" style:family="paragraph">
      <style:paragraph-properties fo:text-align="justify"/>
      <style:text-properties style:font-name="Calibri" style:font-name-asian="Yu Mincho" style:font-name-complex="Calibri"/>
    </style:style>
    <style:style style:name="P63" style:parent-style-name="Standard" style:list-style-name="LFO2" style:family="paragraph">
      <style:paragraph-properties fo:text-align="justify"/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/>
    </style:style>
    <style:style style:name="P65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/>
    </style:style>
    <style:style style:name="P66" style:parent-style-name="Standard" style:list-style-name="LFO4" style:family="paragraph">
      <style:paragraph-properties fo:text-align="justify"/>
    </style:style>
    <style:style style:name="T67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68" style:parent-style-name="Tipodeletrapredefinidodoparágrafo100" style:family="text">
      <style:text-properties style:font-name="Calibri" style:font-name-asian="Yu Mincho" style:font-name-complex="Calibri"/>
    </style:style>
    <style:style style:name="P69" style:parent-style-name="Standard" style:list-style-name="LFO4" style:family="paragraph">
      <style:paragraph-properties fo:text-align="justify"/>
    </style:style>
    <style:style style:name="T70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/>
    </style:style>
    <style:style style:name="T71" style:parent-style-name="Tipodeletrapredefinidodoparágrafo100" style:family="text">
      <style:text-properties style:font-name="Calibri" style:font-name-asian="Yu Mincho" style:font-name-complex="Calibri"/>
    </style:style>
    <style:style style:name="P72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paragraph-properties fo:text-align="justify" fo:margin-left="0.5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paragraph-properties fo:text-align="justify" fo:margin-left="0.4923in">
        <style:tab-stops/>
      </style:paragraph-properties>
      <style:text-properties style:font-name="Calibri" style:font-name-asian="Yu Mincho" style:font-name-complex="Calibri" fo:font-weight="bold" style:font-weight-asian="bold" style:font-weight-complex="bold" fo:font-size="16pt" style:font-size-asian="16pt" style:font-size-complex="16pt"/>
    </style:style>
    <style:style style:name="P81" style:parent-style-name="Standard" style:list-style-name="LFO2" style:family="paragraph">
      <style:paragraph-properties fo:text-align="justify" fo:line-height="105%"/>
    </style:style>
    <style:style style:name="T82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 fo:font-size="16pt" style:font-size-asian="16pt" style:font-size-complex="16pt"/>
    </style:style>
    <style:style style:name="P83" style:parent-style-name="Standard" style:family="paragraph">
      <style:paragraph-properties fo:text-align="justify" fo:line-height="105%" fo:margin-left="0.5in" fo:text-indent="-0.25in">
        <style:tab-stops/>
      </style:paragraph-properties>
    </style:style>
    <style:style style:name="T84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85" style:parent-style-name="Standard" style:list-style-name="LFO5" style:family="paragraph">
      <style:paragraph-properties fo:text-align="justify" fo:line-height="105%"/>
    </style:style>
    <style:style style:name="T86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87" style:parent-style-name="Standard" style:list-style-name="LFO5" style:family="paragraph">
      <style:paragraph-properties fo:text-align="justify" fo:line-height="105%"/>
    </style:style>
    <style:style style:name="T88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89" style:parent-style-name="Standard" style:list-style-name="LFO5" style:family="paragraph">
      <style:paragraph-properties fo:text-align="justify" fo:line-height="105%"/>
    </style:style>
    <style:style style:name="T90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91" style:parent-style-name="Standard" style:list-style-name="LFO5" style:family="paragraph">
      <style:paragraph-properties fo:text-align="justify" fo:line-height="105%"/>
    </style:style>
    <style:style style:name="T92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93" style:parent-style-name="Standard" style:family="paragraph">
      <style:paragraph-properties fo:text-align="justify" fo:line-height="105%" fo:margin-left="0.9923in">
        <style:tab-stops/>
      </style:paragraph-properties>
    </style:style>
    <style:style style:name="P94" style:parent-style-name="Standard" style:family="paragraph">
      <style:paragraph-properties fo:text-align="justify" fo:line-height="105%" fo:margin-left="0.9923in">
        <style:tab-stops/>
      </style:paragraph-properties>
    </style:style>
    <style:style style:name="P95" style:parent-style-name="Standard" style:list-style-name="LFO2" style:family="paragraph">
      <style:paragraph-properties fo:text-align="justify" fo:line-height="105%"/>
    </style:style>
    <style:style style:name="T96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 fo:font-size="16pt" style:font-size-asian="16pt" style:font-size-complex="16pt"/>
    </style:style>
    <style:style style:name="P97" style:parent-style-name="Standard" style:family="paragraph">
      <style:paragraph-properties fo:line-height="105%" fo:margin-left="0.5in" fo:text-indent="-0.25in">
        <style:tab-stops/>
      </style:paragraph-properties>
    </style:style>
    <style:style style:name="T98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99" style:parent-style-name="Standard" style:family="paragraph">
      <style:paragraph-properties fo:line-height="105%"/>
    </style:style>
    <style:style style:name="T100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01" style:parent-style-name="Standard" style:family="paragraph">
      <style:paragraph-properties fo:line-height="105%"/>
    </style:style>
    <style:style style:name="T102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/>
    </style:style>
    <style:style style:name="P103" style:parent-style-name="Standard" style:list-style-name="LFO6" style:family="paragraph">
      <style:paragraph-properties fo:line-height="105%"/>
    </style:style>
    <style:style style:name="T104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/>
    </style:style>
    <style:style style:name="P105" style:parent-style-name="Standard" style:list-style-name="LFO6" style:family="paragraph">
      <style:paragraph-properties fo:line-height="105%"/>
    </style:style>
    <style:style style:name="T106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07" style:parent-style-name="Standard" style:list-style-name="LFO6" style:family="paragraph">
      <style:paragraph-properties fo:line-height="105%"/>
    </style:style>
    <style:style style:name="T108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09" style:parent-style-name="Standard" style:list-style-name="LFO6" style:family="paragraph">
      <style:paragraph-properties fo:line-height="105%"/>
    </style:style>
    <style:style style:name="T110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11" style:parent-style-name="Standard" style:list-style-name="LFO6" style:family="paragraph">
      <style:paragraph-properties fo:line-height="105%"/>
    </style:style>
    <style:style style:name="T112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13" style:parent-style-name="Standard" style:list-style-name="LFO6" style:family="paragraph">
      <style:paragraph-properties fo:line-height="105%"/>
    </style:style>
    <style:style style:name="T114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15" style:parent-style-name="Standard" style:list-style-name="LFO6" style:family="paragraph">
      <style:paragraph-properties fo:line-height="105%"/>
    </style:style>
    <style:style style:name="T116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/>
    </style:style>
    <style:style style:name="P117" style:parent-style-name="Standard" style:list-style-name="LFO6" style:family="paragraph">
      <style:paragraph-properties fo:line-height="105%"/>
    </style:style>
    <style:style style:name="T118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19" style:parent-style-name="Standard" style:list-style-name="LFO6" style:family="paragraph">
      <style:paragraph-properties fo:line-height="105%"/>
    </style:style>
    <style:style style:name="T120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21" style:parent-style-name="Standard" style:list-style-name="LFO6" style:family="paragraph">
      <style:paragraph-properties fo:line-height="105%"/>
    </style:style>
    <style:style style:name="T122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23" style:parent-style-name="Standard" style:list-style-name="LFO6" style:family="paragraph">
      <style:paragraph-properties fo:line-height="105%"/>
    </style:style>
    <style:style style:name="T124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25" style:parent-style-name="Standard" style:list-style-name="LFO6" style:family="paragraph">
      <style:paragraph-properties fo:line-height="105%"/>
    </style:style>
    <style:style style:name="T126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/>
    </style:style>
    <style:style style:name="P127" style:parent-style-name="Standard" style:list-style-name="LFO6" style:family="paragraph">
      <style:paragraph-properties fo:line-height="105%"/>
    </style:style>
    <style:style style:name="T128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/>
    </style:style>
    <style:style style:name="T129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30" style:parent-style-name="Standard" style:family="paragraph">
      <style:paragraph-properties fo:text-align="justify" fo:line-height="105%" fo:margin-left="0.5in" fo:text-indent="-0.25in">
        <style:tab-stops/>
      </style:paragraph-properties>
    </style:style>
    <style:style style:name="P131" style:parent-style-name="Standard" style:family="paragraph">
      <style:paragraph-properties fo:text-align="justify" fo:line-height="105%" fo:margin-left="0.5in" fo:text-indent="-0.25in">
        <style:tab-stops/>
      </style:paragraph-properties>
    </style:style>
    <style:style style:name="P132" style:parent-style-name="Standard" style:list-style-name="LFO2" style:family="paragraph">
      <style:paragraph-properties fo:text-align="justify" fo:line-height="105%"/>
    </style:style>
    <style:style style:name="T133" style:parent-style-name="Tipodeletrapredefinidodoparágrafo100" style:family="text">
      <style:text-properties style:font-name="Calibri" style:font-name-asian="Yu Mincho" style:font-name-complex="Calibri" fo:font-weight="bold" style:font-weight-asian="bold" style:font-weight-complex="bold" fo:color="#70AD47" fo:font-size="16pt" style:font-size-asian="16pt" style:font-size-complex="16pt"/>
    </style:style>
    <style:style style:name="P134" style:parent-style-name="Standard" style:list-style-name="LFO7" style:family="paragraph">
      <style:paragraph-properties fo:text-align="justify" fo:line-height="105%"/>
    </style:style>
    <style:style style:name="T135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36" style:parent-style-name="Standard" style:list-style-name="LFO7" style:family="paragraph">
      <style:paragraph-properties fo:text-align="justify" fo:line-height="105%"/>
    </style:style>
    <style:style style:name="T137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38" style:parent-style-name="Standard" style:list-style-name="LFO7" style:family="paragraph">
      <style:paragraph-properties fo:text-align="justify" fo:line-height="105%"/>
    </style:style>
    <style:style style:name="T139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40" style:parent-style-name="Standard" style:list-style-name="LFO7" style:family="paragraph">
      <style:paragraph-properties fo:text-align="justify" fo:line-height="105%"/>
    </style:style>
    <style:style style:name="T141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42" style:parent-style-name="Standard" style:list-style-name="LFO7" style:family="paragraph">
      <style:paragraph-properties fo:text-align="justify" fo:line-height="105%"/>
    </style:style>
    <style:style style:name="T143" style:parent-style-name="Tipodeletrapredefinidodoparágrafo100" style:family="text">
      <style:text-properties style:font-name="Calibri" style:font-name-asian="Yu Mincho" style:font-name-complex="Calibri" fo:color="#70AD47"/>
    </style:style>
    <style:style style:name="P144" style:parent-style-name="Standard" style:family="paragraph">
      <style:paragraph-properties fo:text-align="justify" fo:line-height="105%"/>
    </style:style>
    <style:style style:name="P145" style:parent-style-name="Standard" style:family="paragraph">
      <style:paragraph-properties fo:text-align="justify" fo:line-height="105%"/>
    </style:style>
  </office:automatic-styles>
  <office:body>
    <office:text text:use-soft-page-breaks="true">
      <text:p text:style-name="P1">Acta 4: Reunião com Orientadores</text:p>
      <text:p text:style-name="P15"/>
      <text:p text:style-name="P16">Membros presentes:</text:p>
      <text:list text:style-name="LFO1" text:continue-numbering="true">
        <text:list-item>
          <text:p text:style-name="P17">José Silva</text:p>
        </text:list-item>
        <text:list-item>
          <text:p text:style-name="P18">João Vieira</text:p>
        </text:list-item>
        <text:list-item>
          <text:p text:style-name="P19">António Moreira</text:p>
        </text:list-item>
        <text:list-item>
          <text:p text:style-name="P20">Luís Diogo<text:s/></text:p>
        </text:list-item>
      </text:list>
      <text:p text:style-name="P21"/>
      <text:p text:style-name="P22">Pontos Discutidos:</text:p>
      <text:p text:style-name="P23"/>
      <text:list text:style-name="LFO2" text:continue-numbering="true">
        <text:list-item>
          <text:p text:style-name="P24"><text:span text:style-name="T25">Refinar Mega Cenários:</text:span></text:p>
        </text:list-item>
      </text:list>
      <text:p text:style-name="P26">Cenários criados têm alguns problemas que necessitam ser resolvidos:</text:p>
      <text:list text:style-name="LFO3" text:continue-numbering="true">
        <text:list-item>
          <text:p text:style-name="P27">Nos cenários, em vez de apenas dar um título “genérico” e descrever o que ocorreu no cenário, dar um título com descrição do objetivo da interação e descrever em detalhe como a operação tecnológica doi executada passo a passo pela Persona:</text:p>
        </text:list-item>
      </text:list>
      <text:p text:style-name="P28"/>
      <text:p text:style-name="P29">Ex.:</text:p>
      <text:p text:style-name="P30"/>
      <text:p text:style-name="P31"><text:span text:style-name="T32">Título:</text:span><text:span text:style-name="T33"><text:s/>“Maria acede à aplicação para sinalizar vidros no areal”</text:span></text:p>
      <text:p text:style-name="P34"/>
      <text:p text:style-name="P35"><text:span text:style-name="T36">Descrição:</text:span><text:span text:style-name="T37"><text:s/>Maria está a andar pelo areal e nota que existem vidros no areal. Como tal, Maria pega no Smartphone, acede à aplicação e clica na sua localização no mapa interativo para mostrar opções de sinalização e clica na opção “sinalizar problema”. Posteriormente, seleciona a opção “lixo perigoso”, seleciona a opção “vidros” e clica no botão “submeter”. Maria recebe um pop-up de confirmação “Problema reportado” e entende que conseguiu concluir a operação com sucesso. Maria procede o seu caminho com cuidado extra para não pisar nenhum vidro.</text:span></text:p>
      <text:p text:style-name="P38"/>
      <text:p text:style-name="P39"/>
      <text:list text:style-name="LFO3" text:continue-numbering="true">
        <text:list-item>
          <text:p text:style-name="P40">Muitos dos cenários são sobre “NOTIFICAÇÕES”:<text:s/></text:p>
          <text:list text:continue-numbering="true">
            <text:list-item>
              <text:p text:style-name="P41">Um sistema com demasiadas notificações pode tornar-se distrativos e “chato” para os utilizadores que vão começar a ignorar os mesmos.<text:s/></text:p>
            </text:list-item>
            <text:list-item>
              <text:p text:style-name="P42">Em vez de cenários sobre “Notificações” ou “Coisas Perigosas/Emergências” fazer mais cenários sobre coisas mais “rudimentares” e essenciais para um sistema:</text:p>
            </text:list-item>
          </text:list>
        </text:list-item>
      </text:list>
      <text:p text:style-name="P43"><text:s/></text:p>
      <text:p text:style-name="P44"/>
      <text:p text:style-name="P45"/>
      <text:p text:style-name="P46"/>
      <text:p text:style-name="P47"/>
      <text:p text:style-name="P48"/>
      <text:p text:style-name="P49"/>
      <text:p text:style-name="P50">Exemplos:</text:p>
      <text:list text:style-name="LFO3" text:continue-numbering="true">
        <text:list-item>
          <text:list>
            <text:list-item>
              <text:list>
                <text:list-item>
                  <text:p text:style-name="P51">Horários dos nadadores-salvadores</text:p>
                </text:list-item>
                <text:list-item>
                  <text:p text:style-name="P52">Horários de vigilância em praias não vigiadas</text:p>
                </text:list-item>
                <text:list-item>
                  <text:p text:style-name="P53">Localizações de nadadores-salvadores e postos de vigilância</text:p>
                </text:list-item>
                <text:list-item>
                  <text:p text:style-name="P54">Canais de comunicação entre Nadadores-salvadores</text:p>
                </text:list-item>
                <text:list-item>
                  <text:p text:style-name="P55">Sinalização de locais problemáticos, objetos perdidos (óculos/telemóvel/…) para o nadador-salvador do turno seguinte saber o que ocorreu.</text:p>
                </text:list-item>
                <text:list-item>
                  <text:p text:style-name="P56">Barracas da praia, escolas de surf etc...</text:p>
                </text:list-item>
                <text:list-item>
                  <text:p text:style-name="P57">Nota: Usar <text:s/>Story Boards para Cenários e eventualmente Mockups.</text:p>
                </text:list-item>
              </text:list>
            </text:list-item>
          </text:list>
        </text:list-item>
      </text:list>
      <text:p text:style-name="P58"/>
      <text:list text:style-name="LFO3" text:continue-numbering="true">
        <text:list-item>
          <text:p text:style-name="P59">Fazer um cenário para os senhores da Bolacha Americana, Bola de Berlim e Gelados. Isto permite MONOTIZAR a nossa aplicação e mostra uma veia empreendedora.</text:p>
          <text:list text:continue-numbering="true">
            <text:list-item>
              <text:p text:style-name="P60">Mostrar a localização de onde estão na praia.</text:p>
            </text:list-item>
            <text:list-item>
              <text:p text:style-name="P61">Senhores deste negócio pagam para poder terem a sua localização na praia.</text:p>
            </text:list-item>
          </text:list>
        </text:list-item>
      </text:list>
      <text:p text:style-name="P62"/>
      <text:list text:style-name="LFO2" text:continue-numbering="true">
        <text:list-item>
          <text:p text:style-name="P63">Reorganizar os Requisitos:</text:p>
        </text:list-item>
      </text:list>
      <text:p text:style-name="P64">As prioridades dos requisitos funcionais e não funcionais não estão bem estabelecidas. Em vez de colocar prioridades por “o que precisamos primeiro para chegar a determinado local” devemos colocar “o que a aplicação necessita primeiro para dar VALOR ao cliente. Isto significa que, entre o “Login” ou “Mapa Interativo”, o mapa é muito mais importante pois é o que o cliente quer ver muito mais! Temos de dar “valor” ao cliente e esse valor é quantificado pelo que mostramos de “frontend” ou “a mexer”. Assim, devemos fazer as prioridades dos requisitos novamente. Idealmente devemos selecionar as mais importantes de 3 em 3 para conseguirmos ir implementando em “Chunks”.</text:p>
      <text:p text:style-name="P65"/>
      <text:list text:style-name="LFO4" text:continue-numbering="true">
        <text:list-item>
          <text:p text:style-name="P66"><text:span text:style-name="T67">NOTA IMPORTANTE:<text:s/></text:span><text:span text:style-name="T68">Backend é importante para o projeto, mas NÃO É importante para o cliente. O cliente foca-se muito mais em Frontend pois não percebe “nada” da implementação do projeto. Em cada iteração devemos mostrar-lhe algo NOVO no frontend!</text:span></text:p>
        </text:list-item>
        <text:list-item>
          <text:p text:style-name="P69"><text:span text:style-name="T70">NOTA IMPORTANTE:<text:s/></text:span><text:span text:style-name="T71">Responsividade para Nadador-Salvador tem muito mais influencia (muito mais importante) que a responsividade para banhistas!</text:span></text:p>
        </text:list-item>
      </text:list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list text:style-name="LFO2" text:continue-numbering="true">
        <text:list-item>
          <text:p text:style-name="P81"><text:span text:style-name="T82">Decidir bem o que é central para o nosso projecto</text:span></text:p>
        </text:list-item>
      </text:list>
      <text:p text:style-name="P83"><text:span text:style-name="T84">Decidir e gerir bem qual é o “miolo” do nosso projeto, ie, o que é central:</text:span></text:p>
      <text:list text:style-name="LFO5" text:continue-numbering="true">
        <text:list-item>
          <text:p text:style-name="P85"><text:span text:style-name="T86">Mapa interativo</text:span></text:p>
        </text:list-item>
        <text:list-item>
          <text:p text:style-name="P87"><text:span text:style-name="T88">Histórico</text:span></text:p>
        </text:list-item>
        <text:list-item>
          <text:p text:style-name="P89"><text:span text:style-name="T90">Zonas problemáticas</text:span></text:p>
        </text:list-item>
        <text:list-item>
          <text:p text:style-name="P91"><text:span text:style-name="T92">Etc...</text:span></text:p>
        </text:list-item>
      </text:list>
      <text:p text:style-name="P93"/>
      <text:p text:style-name="P94"/>
      <text:list text:style-name="LFO2" text:continue-numbering="true">
        <text:list-item>
          <text:p text:style-name="P95"><text:span text:style-name="T96">Colocar um membro a pesquisar materiais para prototipagem:</text:span></text:p>
        </text:list-item>
      </text:list>
      <text:p text:style-name="P97"><text:bookmark-start text:name="_Int_x1zYyLSr"/><text:span text:style-name="T98">Pesquisar materiais e/ou tecnologias que poderemos ter à disposição para prototipagem da</text:span><text:bookmark-end text:name="_Int_x1zYyLSr"/></text:p>
      <text:p text:style-name="P99"><text:span text:style-name="T100">Solução (Luís):</text:span></text:p>
      <text:p text:style-name="P101"><text:span text:style-name="T102">Ex.:</text:span></text:p>
      <text:list text:style-name="LFO6" text:continue-numbering="true">
        <text:list-item>
          <text:p text:style-name="P103"><text:span text:style-name="T104">Pulseiras:</text:span></text:p>
          <text:list text:continue-numbering="true">
            <text:list-item>
              <text:p text:style-name="P105"><text:span text:style-name="T106">O que necessitamos para protótipo.</text:span></text:p>
            </text:list-item>
            <text:list-item>
              <text:p text:style-name="P107"><text:span text:style-name="T108">Que modelo (barato) podemos ter acesso ou adquirir.</text:span></text:p>
            </text:list-item>
            <text:list-item>
              <text:p text:style-name="P109"><text:span text:style-name="T110">Para emparelhar usar NFT, QR Code, Código Barras ...</text:span></text:p>
            </text:list-item>
            <text:list-item>
              <text:p text:style-name="P111"><text:span text:style-name="T112">Decidir ainda se é o Pai da criança que tem a localização da criança ou se é o nadador-salvador.</text:span></text:p>
            </text:list-item>
            <text:list-item>
              <text:p text:style-name="P113"><text:span text:style-name="T114">Etc...</text:span></text:p>
            </text:list-item>
          </text:list>
        </text:list-item>
        <text:list-item>
          <text:p text:style-name="P115"><text:span text:style-name="T116">Drones:</text:span></text:p>
          <text:list text:continue-numbering="true">
            <text:list-item>
              <text:p text:style-name="P117"><text:span text:style-name="T118">O que necessitamos para protótipo.</text:span></text:p>
            </text:list-item>
            <text:list-item>
              <text:p text:style-name="P119"><text:span text:style-name="T120">Que modelo (barato) podemos ter acesso ou adquirir.</text:span></text:p>
            </text:list-item>
            <text:list-item>
              <text:p text:style-name="P121"><text:span text:style-name="T122">Que boias podemos usar e seriam “ideais”</text:span></text:p>
            </text:list-item>
            <text:list-item>
              <text:p text:style-name="P123"><text:span text:style-name="T124">Etc...</text:span></text:p>
            </text:list-item>
          </text:list>
        </text:list-item>
        <text:list-item>
          <text:p text:style-name="P125"><text:span text:style-name="T126">Pesquisar o estado da arte atual.</text:span></text:p>
        </text:list-item>
        <text:list-item>
          <text:p text:style-name="P127"><text:span text:style-name="T128">Webapp:<text:s/></text:span><text:span text:style-name="T129">Razão - Diferentes utilizadores e o que usam para chegar. É versátil para varios sistemas (PC/Tablet/Smartphone...)</text:span></text:p>
        </text:list-item>
      </text:list>
      <text:p text:style-name="P130"/>
      <text:p text:style-name="P131"/>
      <text:list text:style-name="LFO2" text:continue-numbering="true">
        <text:list-item>
          <text:p text:style-name="P132"><text:span text:style-name="T133">Fazer PowerPoint (10 Slides) para apresentar aos Orientadores:</text:span></text:p>
        </text:list-item>
      </text:list>
      <text:list text:style-name="LFO7" text:continue-numbering="true">
        <text:list-item>
          <text:p text:style-name="P134"><text:span text:style-name="T135">Explicar pontos fortes do projeto</text:span></text:p>
        </text:list-item>
        <text:list-item>
          <text:p text:style-name="P136"><text:span text:style-name="T137">Vender o projeto</text:span></text:p>
        </text:list-item>
        <text:list-item>
          <text:p text:style-name="P138"><text:span text:style-name="T139">Ideia geral<text:s/></text:span></text:p>
        </text:list-item>
        <text:list-item>
          <text:p text:style-name="P140"><text:span text:style-name="T141">Base “miolo” do projeto</text:span></text:p>
        </text:list-item>
        <text:list-item>
          <text:p text:style-name="P142"><text:span text:style-name="T143">10 minutos (1 minuto por slide)</text:span></text:p>
        </text:list-item>
      </text:list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ans" svg:font-family="DejaVu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ipodeletrapredefinidodoparágrafo1" style:display-name="Tipo de letra predefinido do parágrafo1" style:family="text"/>
    <style:style style:name="Tipodeletrapredefinidodoparágrafo10" style:display-name="Tipo de letra predefinido do parágrafo1" style:family="text"/>
    <style:style style:name="Tipodeletrapredefinidodoparágrafo100" style:display-name="Tipo de letra predefinido do parágrafo10" style:family="text"/>
    <style:style style:name="Tipodeletrapredefinidodoparágrafo1000" style:display-name="Tipo de letra predefinido do parágrafo100" style:family="text"/>
    <style:style style:name="Tipodeletrapredefinidodoparágrafo10000" style:display-name="Tipo de letra predefinido do parágrafo1000" style:family="text"/>
    <style:style style:name="Tipodeletrapredefinidodoparágrafo100000" style:display-name="Tipo de letra predefinido do parágrafo10000" style:family="text"/>
    <style:style style:name="Tipodeletrapredefinidodoparágrafo1000000" style:display-name="Tipo de letra predefinido do parágrafo100000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1" style:display-name="Lista1" style:family="paragraph" style:parent-style-name="Textbody">
      <style:text-properties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1" style:display-name="Cabeçalho1" style:family="paragraph" style:parent-style-name="HeaderandFooter">
      <style:text-properties fo:hyphenate="false"/>
    </style:style>
    <style:style style:name="Ênfase1" style:display-name="Ênfase1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ligação1" style:display-name="Hiperligação1" style:family="text" style:parent-style-name="Tipodeletrapredefinidodoparágrafo1000000">
      <style:text-properties fo:color="#0563C1" style:text-underline-type="single" style:text-underline-style="solid" style:text-underline-width="auto" style:text-underline-mode="continuous"/>
    </style:style>
    <style:style style:name="RodapéCaráter" style:display-name="Rodapé Caráter" style:family="text" style:parent-style-name="Tipodeletrapredefinidodoparágrafo1000000"/>
    <style:style style:name="Rodapé1" style:display-name="Rodapé1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2" style:display-name="Cabeçalho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100000">
      <style:text-properties style:font-name-complex="Mangal" style:font-size-complex="10.5pt"/>
    </style:style>
    <style:style style:name="Rodapé2" style:display-name="Rodapé2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1" style:display-name="Rodapé Caráter1" style:family="text" style:parent-style-name="Tipodeletrapredefinidodoparágrafo100000">
      <style:text-properties style:font-name-complex="Mangal" style:font-size-complex="10.5pt"/>
    </style:style>
    <style:style style:name="Cabeçalho3" style:display-name="Cabeçalho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1" style:display-name="Cabeçalho Caráter1" style:family="text" style:parent-style-name="Tipodeletrapredefinidodoparágrafo10000">
      <style:text-properties style:font-name-complex="Mangal" style:font-size-complex="10.5pt"/>
    </style:style>
    <style:style style:name="Rodapé3" style:display-name="Rodapé3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2" style:display-name="Rodapé Caráter2" style:family="text" style:parent-style-name="Tipodeletrapredefinidodoparágrafo10000">
      <style:text-properties style:font-name-complex="Mangal" style:font-size-complex="10.5pt"/>
    </style:style>
    <style:style style:name="ParágrafodaLista1" style:display-name="Parágrafo da Lista1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Cabeçalho4" style:display-name="Cabeçalho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2" style:display-name="Cabeçalho Caráter2" style:family="text" style:parent-style-name="Tipodeletrapredefinidodoparágrafo1000">
      <style:text-properties style:font-name-complex="Mangal" style:font-size-complex="10.5pt"/>
    </style:style>
    <style:style style:name="Rodapé4" style:display-name="Rodapé4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3" style:display-name="Rodapé Caráter3" style:family="text" style:parent-style-name="Tipodeletrapredefinidodoparágrafo1000">
      <style:text-properties style:font-name-complex="Mangal" style:font-size-complex="10.5pt"/>
    </style:style>
    <style:style style:name="Cabeçalho5" style:display-name="Cabeçalho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3" style:display-name="Cabeçalho Caráter3" style:family="text" style:parent-style-name="Tipodeletrapredefinidodoparágrafo100">
      <style:text-properties style:font-name-complex="Mangal" style:font-size-complex="10.5pt"/>
    </style:style>
    <style:style style:name="Rodapé5" style:display-name="Rodapé5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4" style:display-name="Rodapé Caráter4" style:family="text" style:parent-style-name="Tipodeletrapredefinidodoparágrafo100">
      <style:text-properties style:font-name-complex="Mangal" style:font-size-complex="10.5pt"/>
    </style:style>
    <style:style style:name="Cabeçalho6" style:display-name="Cabeçalho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4" style:display-name="Cabeçalho Caráter4" style:family="text" style:parent-style-name="Tipodeletrapredefinidodoparágrafo10">
      <style:text-properties style:font-name-complex="Mangal" style:font-size-complex="10.5pt"/>
    </style:style>
    <style:style style:name="Rodapé6" style:display-name="Rodapé6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5" style:display-name="Rodapé Caráter5" style:family="text" style:parent-style-name="Tipodeletrapredefinidodoparágrafo10">
      <style:text-properties style:font-name-complex="Mangal" style:font-size-complex="10.5pt"/>
    </style:style>
    <style:style style:name="Cabeçalho7" style:display-name="Cabeçalho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5" style:display-name="Cabeçalho Caráter5" style:family="text" style:parent-style-name="Tipodeletrapredefinidodoparágrafo1">
      <style:text-properties style:font-name-complex="Mangal" style:font-size-complex="10.5pt"/>
    </style:style>
    <style:style style:name="Rodapé7" style:display-name="Rodapé7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6" style:display-name="Rodapé Caráter6" style:family="text" style:parent-style-name="Tipodeletrapredefinidodoparágrafo1">
      <style:text-properties style:font-name-complex="Mangal" style:font-size-complex="10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CabeçalhoCaráter6" style:display-name="Cabeçalho Caráter6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RodapéCaráter7" style:display-name="Rodapé Caráter7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708in" text:min-label-width="0.25in" text:list-level-position-and-space-mode="label-alignment">
          <style:list-level-label-alignment text:label-followed-by="listtab" fo:margin-left="5.020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708in" text:min-label-width="0.25in" text:list-level-position-and-space-mode="label-alignment">
          <style:list-level-label-alignment text:label-followed-by="listtab" fo:margin-left="5.5208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DejaVu Sans" fo:font-size="14pt" style:font-size-asian="14pt" style:font-size-complex="14pt"/>
    </style:style>
    <style:style style:name="TableColumn5" style:family="table-column">
      <style:table-column-properties style:column-width="2.2291in" style:use-optimal-column-width="false"/>
    </style:style>
    <style:style style:name="TableColumn6" style:family="table-column">
      <style:table-column-properties style:column-width="2.2291in" style:use-optimal-column-width="false"/>
    </style:style>
    <style:style style:name="TableColumn7" style:family="table-column">
      <style:table-column-properties style:column-width="2.2291in" style:use-optimal-column-width="false"/>
    </style:style>
    <style:style style:name="Table4" style:family="table">
      <style:table-properties style:width="6.6875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1" style:family="paragraph">
      <style:paragraph-properties fo:margin-left="-0.0798in">
        <style:tab-stops>
          <style:tab-stop style:type="center" style:position="3.4263in"/>
          <style:tab-stop style:type="right" style:position="6.7729in"/>
        </style:tab-stops>
      </style:paragraph-properties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1" style:family="paragraph">
      <style:paragraph-properties fo:text-align="center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abeçalho1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2">Universidade de Aveiro - PECI</text:p>
        <text:p text:style-name="P3">Reunião Nº 4 - [28/10/2024] – 18:00</text:p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</table:table-row>
        </table:table>
        <text:p text:style-name="Rodapé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JPNV</meta:initial-creator>
    <dc:creator>Joao Vieira</dc:creator>
    <meta:creation-date>2025-04-08T22:04:00Z</meta:creation-date>
    <dc:date>2025-04-08T22:04:00Z</dc:date>
    <meta:template xlink:href="Normal.dotm" xlink:type="simple"/>
    <meta:editing-cycles>8</meta:editing-cycles>
    <meta:editing-duration>PT0S</meta:editing-duration>
    <meta:document-statistic meta:page-count="1" meta:paragraph-count="8" meta:word-count="677" meta:character-count="4329" meta:row-count="30" meta:non-whitespace-character-count="3660"/>
  </office:meta>
</office:document-meta>
</file>